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87cm" svg:height="6.272cm" svg:x="0.015cm" svg:y="0.04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6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Loiseau</meta:initial-creator>
    <meta:creation-date>2015-03-31T16:57:05.03</meta:creation-date>
    <dc:date>2016-05-17T16:36:35.011686907</dc:date>
    <meta:editing-duration>PT9M53S</meta:editing-duration>
    <meta:editing-cycles>7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22" chart:maximum="3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5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6.273cm" xlink:href="." xlink:type="simple" chart:class="chart:scatter" chart:style-name="ch1">
        <chart:plot-area chart:style-name="ch2" chart:data-source-has-labels="both" svg:x="0.811cm" svg:y="0.148cm" svg:width="15.076cm" svg:height="5.498cm">
          <chartooo:coordinate-region svg:x="1.989cm" svg:y="0.347cm" svg:width="13.712cm" svg:height="4.652cm"/>
          <chart:axis chart:dimension="x" chart:name="primary-x" chart:style-name="ch3" chartooo:axis-type="auto">
            <chart:title svg:x="6.598cm" svg:y="5.713cm" chart:style-name="ch4">
              <text:p>server computing depth</text:p>
            </chart:title>
            <chart:categories table:cell-range-address="local-table.$A$2:.$A$12"/>
          </chart:axis>
          <chart:axis chart:dimension="y" chart:name="primary-y" chart:style-name="ch5">
            <chart:title svg:x="0cm" svg:y="4.833cm" chart:style-name="ch6">
              <text:p>L(2,23) computing time (s)</text:p>
            </chart:title>
            <chart:grid chart:style-name="ch7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078.083">
                <text:p>16078.0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6263.932">
                <text:p>16263.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6013.698">
                <text:p>16013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5579.346">
                <text:p>15579.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5409.528">
                <text:p>15409.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5280.573">
                <text:p>15280.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5270.661">
                <text:p>15270.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5163.634">
                <text:p>15163.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5214.791">
                <text:p>15214.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409">
                <text:p>15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16013">
                <text:p>16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